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4299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5.2547in"/>
    </style:style>
    <style:style style:name="co9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6.0193in"/>
    </style:style>
    <style:style style:name="co11" style:family="table-column">
      <style:table-column-properties fo:break-before="auto" style:column-width="3.7799in"/>
    </style:style>
    <style:style style:name="co12" style:family="table-column">
      <style:table-column-properties fo:break-before="auto" style:column-width="2.1083in"/>
    </style:style>
    <style:style style:name="co13" style:family="table-column">
      <style:table-column-properties fo:break-before="auto" style:column-width="4.5445in"/>
    </style:style>
    <style:style style:name="co14" style:family="table-column">
      <style:table-column-properties fo:break-before="auto" style:column-width="1.835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28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H2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Title">
      <style:text-properties fo:font-weight="normal" style:font-size-asian="12pt" style:font-style-asian="italic" style:font-weight-asian="normal" style:font-size-complex="12pt" style:font-style-complex="italic" style:font-weight-complex="normal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26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/>
    </style:style>
  </office:automatic-styles>
  <office:body>
    <office:spreadsheet>
      <table:table table:name="Basic" table:style-name="ta1" table:protected="true" table:print="false">
        <table:table-column table:style-name="co11" table:default-cell-style-name="Title"/>
        <table:table-column table:style-name="co12" table:default-cell-style-name="Res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text:p>LED Resistor Calculator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2">
          <table:table-cell office:value-type="string">
            <text:p>Supply Voltage</text:p>
          </table:table-cell>
          <table:table-cell table:style-name="Input" office:value-type="float" office:value="3">
            <text:p>3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ED Vf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Desired LED forward current(mA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Needed Resistor(Ohms)</text:p>
          </table:table-cell>
          <table:table-cell table:formula="of:=([.B3]-[.B4])/([.B5]/1000)" office:value-type="float" office:value="20">
            <text:p>20.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Needed Resistor(KOhms)</text:p>
          </table:table-cell>
          <table:table-cell table:formula="of:=[.B7]/1000" office:value-type="float" office:value="0.02">
            <text:p>0.02</text:p>
          </table:table-cell>
          <table:table-cell office:value-type="string">
            <text:p>Kohm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fficiency</text:p>
          </table:table-cell>
          <table:table-cell table:formula="of:=[.B4]/[.B3]" office:value-type="float" office:value="0.333333333333333">
            <text:p>0.33</text:p>
          </table:table-cell>
          <table:table-cell table:number-columns-repeated="1022"/>
        </table:table-row>
        <table:table-row table:style-name="ro2">
          <table:table-cell table:style-name="Default" office:value-type="string">
            <office:annotation draw:style-name="gr2" draw:text-style-name="P1" svg:width="2.7642in" svg:height="1.3398in" svg:x="4.0016in" svg:y="1.1083in" draw:caption-point-x="-0.2402in" draw:caption-point-y="0.5953in">
              <dc:creator>DB</dc:creator>
              <dc:date>2013-01-26T00:00:00</dc:date>
              <text:p text:style-name="P1"><text:span text:style-name="T1">Your resistor must be rated for at least this much power.</text:span></text:p>
            </office:annotation>
            <text:p>Power Dissipated by Resistor(mW)</text:p>
          </table:table-cell>
          <table:table-cell table:formula="of:=([.B3]-[.B4])*[.B5]" office:value-type="float" office:value="200">
            <text:p>200.00</text:p>
          </table:table-cell>
          <table:table-cell office:value-type="string">
            <text:p>mW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text:p>Time Constant of an RC circuit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isance(Ohms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0000">
            <text:p>1,000,000.000000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Time Constant(seconds)</text:p>
          </table:table-cell>
          <table:table-cell table:formula="of:=[.B13]*([.B14]/1000000)" office:value-type="float" office:value="1">
            <text:p>1.0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Time Constant(milliseconds)</text:p>
          </table:table-cell>
          <table:table-cell table:formula="of:=[.B16]*1000" office:value-type="float" office:value="1000">
            <text:p>1,000.00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Time Constant(microseconds)</text:p>
          </table:table-cell>
          <table:table-cell table:formula="of:=[.B17]*1000" office:value-type="float" office:value="1000000">
            <text:p>1,000,000.00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4">
          <table:table-cell office:value-type="string">
            <text:p>-3dB Frequency<text:span text:style-name="T4">(</text:span>Hz<text:span text:style-name="T4">)</text:span></text:p>
          </table:table-cell>
          <table:table-cell table:formula="of:=1/(2*3.14159265359*([.B17]/1000))" office:value-type="float" office:value="0.159154943091885">
            <text:p>0.1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10% to 90% risetime approximate(ms)</text:p>
          </table:table-cell>
          <table:table-cell table:formula="of:=[.B17]*2.2" office:value-type="float" office:value="2200">
            <text:p>2,200.00</text:p>
          </table:table-cell>
          <table:table-cell office:value-type="string">
            <text:p>m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3" draw:text-style-name="P1" svg:width="1.1413in" svg:height="0.3902in" svg:x="4.0016in" svg:y="3.3492in" draw:caption-point-x="-0.2402in" draw:caption-point-y="0.5953in">
              <dc:creator>DB</dc:creator>
              <dc:date>2013-01-25T00:00:00</dc:date>
              <text:p text:style-name="P1"><text:span text:style-name="T1">The equation is ½ CV^2</text:span></text:p>
            </office:annotation>
            <text:p>Energy Stored in a Capacitor</text:p>
          </table:table-cell>
          <table:table-cell table:style-name="Title"/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icroFarads</text:p>
          </table:table-cell>
          <table:table-cell table:number-columns-repeated="1021"/>
        </table:table-row>
        <table:table-row table:style-name="ro2">
          <table:table-cell office:value-type="string">
            <text:p>Voltage</text:p>
          </table:table-cell>
          <table:table-cell table:style-name="Input" office:value-type="float" office:value="6">
            <text:p>6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23]/1000000)*([.B24]^2))/2" office:value-type="float" office:value="0.0018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26]/3600" office:value-type="float" office:value="0.0000005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3" draw:text-style-name="P1" svg:width="1.1413in" svg:height="0.3902in" svg:x="4.0016in" svg:y="4.6937in" draw:caption-point-x="-0.2402in" draw:caption-point-y="0.5953in">
              <dc:creator>DB</dc:creator>
              <dc:date>2013-03-20T00:00:00</dc:date>
              <text:p text:style-name="P1"><text:span text:style-name="T1">The equation is ½ LV^2</text:span></text:p>
            </office:annotation>
            <text:p>Energy Stored in an Inductor</text:p>
          </table:table-cell>
          <table:table-cell table:style-name="Default"/>
          <table:table-cell table:style-name="Title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Title"/>
          <table:table-cell table:number-columns-repeated="1021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uH</text:p>
          </table:table-cell>
          <table:table-cell table:number-columns-repeated="1021"/>
        </table:table-row>
        <table:table-row table:style-name="ro2">
          <table:table-cell office:value-type="string">
            <text:p>Current(A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31]/1000000)*([.B32]^2))/2" office:value-type="float" office:value="0.0005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2">
          <table:table-cell office:value-type="string">
            <text:p>Energy(Watt-Hours)</text:p>
          </table:table-cell>
          <table:table-cell table:formula="of:=[.B34]/3600" office:value-type="float" office:value="0.000000138888888888889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4" draw:text-style-name="P1" svg:width="4.1102in" svg:height="1.3374in" svg:x="4.0016in" svg:y="6.4094in" draw:caption-point-x="-0.2402in" draw:caption-point-y="0.5953in">
              <dc:creator>DB</dc:creator>
              <dc:date>2013-01-26T00:00:00</dc:date>
              <text:p text:style-name="P1"><text:span text:style-name="T1">This uses Ohm's law, and anyone who does electonics should know it.</text:span></text:p>
            </office:annotation>
            <text:p>Power Dissipated by Resistor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Voltage across resistor</text:p>
          </table:table-cell>
          <table:table-cell table:style-name="Input" office:value-type="float" office:value="2.5">
            <text:p>2.5000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s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Power Dissipated(Watts)</text:p>
          </table:table-cell>
          <table:table-cell table:formula="of:=([.B39]/[.B40])*[.B39]" office:value-type="float" office:value="6.25">
            <text:p>6.25</text:p>
          </table:table-cell>
          <table:table-cell office:value-type="string">
            <text:p>W</text:p>
          </table:table-cell>
          <table:table-cell table:style-name="Title"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1">
          <table:table-cell table:style-name="Heading" office:value-type="string">
            <text:p>(R)LC Circuit</text:p>
          </table:table-cell>
          <table:table-cell table:style-name="Default"/>
          <table:table-cell/>
          <table:table-cell table:style-name="Title"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2">
          <table:table-cell office:value-type="string">
            <text:p>Inductance(uH)</text:p>
          </table:table-cell>
          <table:table-cell table:style-name="Input" office:value-type="float" office:value="10">
            <text:p>10.000000</text:p>
          </table:table-cell>
          <table:table-cell table:number-columns-repeated="1022"/>
        </table:table-row>
        <table:table-row table:style-name="ro2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number-columns-repeated="1022"/>
        </table:table-row>
        <table:table-row table:style-name="ro2">
          <table:table-cell office:value-type="string">
            <office:annotation draw:style-name="gr3" draw:text-style-name="P1" svg:width="1.1413in" svg:height="1.0122in" svg:x="4.0016in" svg:y="8.5646in" draw:caption-point-x="-0.2402in" draw:caption-point-y="0.5953in">
              <dc:creator>DB</dc:creator>
              <dc:date>2013-01-28T00:00:00</dc:date>
              <text:p text:style-name="P1"><text:span text:style-name="T1">The resistance does not affect the resonant frequency but affects the Q factor</text:span></text:p>
            </office:annotation>
            <text:p>Resisance(Ohms)</text:p>
          </table:table-cell>
          <table:table-cell table:style-name="Input" office:value-type="float" office:value="0.1">
            <text:p>0.100000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Resonant Frequncy(Hz)</text:p>
          </table:table-cell>
          <table:table-cell table:formula="of:=(1/(2*3.1414*SQRT(([.B46]/1000000)*([.B47]/1000000))))" office:value-type="float" office:value="5033.22986593299">
            <text:p>5,033.23</text:p>
          </table:table-cell>
          <table:table-cell table:number-columns-repeated="1022"/>
        </table:table-row>
        <table:table-row table:style-name="ro2">
          <table:table-cell office:value-type="string">
            <text:p>Resonant Frequncy(KHz)</text:p>
          </table:table-cell>
          <table:table-cell table:formula="of:=[.B50]/1000" office:value-type="float" office:value="5.03322986593299">
            <text:p>5.03</text:p>
          </table:table-cell>
          <table:table-cell table:number-columns-repeated="1022"/>
        </table:table-row>
        <table:table-row table:style-name="ro2">
          <table:table-cell office:value-type="string">
            <text:p>Resonant Frequncy(MHz)</text:p>
          </table:table-cell>
          <table:table-cell table:formula="of:=[.B51]/1000" office:value-type="float" office:value="0.00503322986593299">
            <text:p>0.01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Q factor(For series RLC)</text:p>
          </table:table-cell>
          <table:table-cell table:formula="of:=(1/[.B48])*SQRT(([.B46]/1000000)/([.B47]/1000000))" office:value-type="float" office:value="3.16227766016838">
            <text:p>3.16</text:p>
          </table:table-cell>
          <table:table-cell table:number-columns-repeated="1022"/>
        </table:table-row>
        <table:table-row table:style-name="ro2">
          <table:table-cell office:value-type="string">
            <text:p>Q factor(For Parralel RLC)</text:p>
          </table:table-cell>
          <table:table-cell table:formula="of:=[.B48]*SQRT(([.B46]/1000000)/([.B47]/1000000))" office:value-type="float" office:value="0.0316227766016838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Fractional Bandwidth(Series)</text:p>
          </table:table-cell>
          <table:table-cell table:formula="of:=1/[.B54]" office:value-type="float" office:value="0.316227766016838">
            <text:p>0.32</text:p>
          </table:table-cell>
          <table:table-cell table:number-columns-repeated="1022"/>
        </table:table-row>
        <table:table-row table:style-name="ro2">
          <table:table-cell office:value-type="string">
            <text:p>Fractional Bandwidth(Paralel)</text:p>
          </table:table-cell>
          <table:table-cell table:formula="of:=1/[.B55]" office:value-type="float" office:value="31.6227766016838">
            <text:p>31.62</text:p>
          </table:table-cell>
          <table:table-cell table:number-columns-repeated="1022"/>
        </table:table-row>
        <table:table-row table:style-name="ro2">
          <table:table-cell office:value-type="string">
            <text:p>Bandwidth(Hz)(Series)</text:p>
          </table:table-cell>
          <table:table-cell table:formula="of:=[.B50]*[.B56]" office:value-type="float" office:value="1591.64703635322">
            <text:p>1,591.65</text:p>
          </table:table-cell>
          <table:table-cell table:number-columns-repeated="1022"/>
        </table:table-row>
        <table:table-row table:style-name="ro2">
          <table:table-cell office:value-type="string">
            <text:p>Bandwidth(Hz)(Paralel)</text:p>
          </table:table-cell>
          <table:table-cell table:formula="of:=[.B57]*[.B50]" office:value-type="float" office:value="159164.703635322">
            <text:p>159,164.7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Heading"/>
          <table:table-cell table:style-name="Default"/>
          <table:table-cell table:number-columns-repeated="1022"/>
        </table:table-row>
      </table:table>
      <table:table table:name="Power" table:style-name="ta1" table:protected="true" table:print="false">
        <table:table-column table:style-name="co13" table:default-cell-style-name="Title"/>
        <table:table-column table:style-name="co14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office:annotation draw:style-name="gr5" draw:text-style-name="P1" svg:width="4.1425in" svg:height="1.8051in" svg:x="4.7634in" svg:y="0in" draw:caption-point-x="-0.2402in" draw:caption-point-y="0.0039in">
              <dc:creator>DB</dc:creator>
              <dc:date>2013-01-25T00:00:00</dc:date>
              <text:p text:style-name="P1"><text:span text:style-name="T1">Calculate data <text:s/>about sending power over long wires.</text:span></text:p>
              <text:p text:style-name="P1"><text:span text:style-name="T1">Makes assumptions that all the loads are at the and opposite the supply and that wires are perfects resistors.</text:span></text:p>
              <text:p text:style-name="P1"><text:span text:style-name="T1"/></text:p>
            </office:annotation>
            <text:p>Power Transmission</text:p>
          </table:table-cell>
          <table:table-cell table:style-name="Untitled1"/>
          <table:table-cell table:number-columns-repeated="1022"/>
        </table:table-row>
        <table:table-row table:style-name="ro7">
          <table:table-cell/>
          <table:table-cell table:style-name="Untitled1"/>
          <table:table-cell table:style-name="Title" table:number-columns-repeated="1022"/>
        </table:table-row>
        <table:table-row table:style-name="ro2">
          <table:table-cell office:value-type="string">
            <office:annotation draw:style-name="gr6" draw:text-style-name="P1" svg:width="1.6319in" svg:height="0.3902in" svg:x="4.7634in" svg:y="0.2272in" draw:caption-point-x="-0.2402in" draw:caption-point-y="0.2815in">
              <dc:creator>DB</dc:creator>
              <dc:date>2013-01-25T00:00:00</dc:date>
              <text:p text:style-name="P1"><text:span text:style-name="T1">The one-way Ohms per Kilometer of your wire.</text:span></text:p>
            </office:annotation>
            <text:p>Resistance per Km(Ohm)</text:p>
          </table:table-cell>
          <table:table-cell table:style-name="Input" office:value-type="float" office:value="53">
            <text:p>53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7" draw:text-style-name="P1" svg:width="2.8272in" svg:height="0.6508in" svg:x="4.7634in" svg:y="0.2272in" draw:caption-point-x="-0.2402in" draw:caption-point-y="0.4594in">
              <dc:creator>DB</dc:creator>
              <dc:date>2013-01-25T00:00:00</dc:date>
              <text:p text:style-name="P1"><text:span text:style-name="T1">The distance at which you intend to transmit power</text:span></text:p>
            </office:annotation>
            <text:p>Distance(m)</text:p>
          </table:table-cell>
          <table:table-cell table:style-name="Input" office:value-type="float" office:value="50">
            <text:p>50.000000</text:p>
          </table:table-cell>
          <table:table-cell office:value-type="string">
            <text:p>meter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3.665in" svg:height="1.3232in" svg:x="4.7634in" svg:y="0.2693in" draw:caption-point-x="-0.2402in" draw:caption-point-y="0.5953in">
              <dc:creator>DB</dc:creator>
              <dc:date>2013-01-25T00:00:00</dc:date>
              <text:p text:style-name="P1"><text:span text:style-name="T1">This represents the maximum difference in voltage that is allowed between any two device's grounds. Resistance in wires naturally creates a ground offset which increases with current and can cause problems if not taken into account. </text:span></text:p>
              <text:p text:style-name="P1"><text:span text:style-name="T1"/></text:p>
              <text:p text:style-name="P1"><text:span text:style-name="T1">If using RS485, this should be no more than 7.</text:span></text:p>
              <text:p text:style-name="P1"><text:span text:style-name="T1">For devices that communicate over TTL serial, use 0.7</text:span></text:p>
            </office:annotation>
            <text:p>Allowable Ground Offset(V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2.7063in" svg:height="0.2346in" svg:x="4.7634in" svg:y="0.4469in" draw:caption-point-x="-0.2402in" draw:caption-point-y="0.5953in">
              <dc:creator>DB</dc:creator>
              <dc:date>2013-01-25T00:00:00</dc:date>
              <text:p text:style-name="P1"><text:span text:style-name="T1">The voltage at the power supply.</text:span></text:p>
            </office:annotation>
            <text:p>Starting Voltage(V)</text:p>
          </table:table-cell>
          <table:table-cell table:style-name="Input" office:value-type="float" office:value="19">
            <text:p>19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2.3228in" svg:height="0.2346in" svg:x="4.7634in" svg:y="0.6248in" draw:caption-point-x="-0.2402in" draw:caption-point-y="0.5953in">
              <dc:creator>DB</dc:creator>
              <dc:date>2013-01-25T00:00:00</dc:date>
              <text:p text:style-name="P1"><text:span text:style-name="T1">The maximum voltage loss allowed.</text:span></text:p>
            </office:annotation>
            <text:p>Maximum Total Voltage Drop(V)</text:p>
          </table:table-cell>
          <table:table-cell table:style-name="Input" office:value-type="float" office:value="12">
            <text:p>1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3" draw:text-style-name="P1" svg:width="1.1413in" svg:height="0.7012in" svg:x="4.7634in" svg:y="0.8024in" draw:caption-point-x="-0.2402in" draw:caption-point-y="0.5953in">
              <dc:creator>DB</dc:creator>
              <dc:date>2013-01-25T00:00:00</dc:date>
              <text:p text:style-name="P1"><text:span text:style-name="T1">The number of Amperes your wire can safely carry.</text:span></text:p>
            </office:annotation>
            <text:p>Wire Ampacity(A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11" draw:text-style-name="P1" svg:width="3.0902in" svg:height="0.9571in" svg:x="4.7634in" svg:y="0.9803in" draw:caption-point-x="-0.2402in" draw:caption-point-y="0.5953in">
              <dc:creator>DB</dc:creator>
              <dc:date>2013-01-25T00:00:00</dc:date>
              <text:p text:style-name="P1"><text:span text:style-name="T1">The minimum acceptable efficiency expressed as a ratio. e.g. 0.5 would mean 50% efficient.</text:span></text:p>
            </office:annotation>
            <text:p>Minimum Efficiency</text:p>
          </table:table-cell>
          <table:table-cell table:style-name="Input" office:value-type="float" office:value="0.5">
            <text:p>0.500000</text:p>
          </table:table-cell>
          <table:table-cell table:number-columns-repeated="1022"/>
        </table:table-row>
        <table:table-row table:style-name="ro8">
          <table:table-cell/>
          <table:table-cell table:style-name="Title" table:number-columns-repeated="1023"/>
        </table:table-row>
        <table:table-row table:style-name="ro2">
          <table:table-cell office:value-type="string">
            <office:annotation draw:style-name="gr6" draw:text-style-name="P1" svg:width="3.463in" svg:height="0.3902in" svg:x="4.7634in" svg:y="1.3642in" draw:caption-point-x="-0.2402in" draw:caption-point-y="0.5953in">
              <dc:creator>DB</dc:creator>
              <dc:date>2013-01-25T00:00:00</dc:date>
              <text:p text:style-name="P1"><text:span text:style-name="T1">This is how much power the load at the end of the cable can draw without exceeding your constraints.</text:span></text:p>
            </office:annotation>
            <text:p>Max Power that can be transmitted(W) within constraints</text:p>
          </table:table-cell>
          <table:table-cell table:style-name="Result" table:formula="of:=[.B15]*([.B6]-[.B13])" office:value-type="float" office:value="17.0283018867925">
            <text:p>17.03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fficiency at max power</text:p>
          </table:table-cell>
          <table:table-cell table:style-name="Result" table:formula="of:=[.B11]/([.B6]*[.B15])" office:value-type="float" office:value="0.5">
            <text:p>0.50</text:p>
          </table:table-cell>
          <table:table-cell table:number-columns-repeated="1022"/>
        </table:table-row>
        <table:table-row table:style-name="ro2">
          <table:table-cell office:value-type="string">
            <text:p>Voltage Drop at max power(V)</text:p>
          </table:table-cell>
          <table:table-cell table:style-name="Result" table:formula="of:=MIN([.B5]*2;[.B6]/2;[.B7];(1-[.B9])*[.B6];[.B8]*[.B14])" office:value-type="float" office:value="9.5">
            <text:p>9.5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otal round trip Resistance(Ohm)</text:p>
          </table:table-cell>
          <table:table-cell table:style-name="Result" table:formula="of:=([.B3]/1000)*[.B4]*2" office:value-type="float" office:value="5.3">
            <text:p>5.3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urrent at max power(A)</text:p>
          </table:table-cell>
          <table:table-cell table:style-name="Result" table:formula="of:=(MIN([.B13]/[.B14];[.B8]))" office:value-type="float" office:value="1.79245283018868">
            <text:p>1.79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text:p>Voltage at end of line</text:p>
          </table:table-cell>
          <table:table-cell table:style-name="Result" table:formula="of:=[.B6]-[.B13]" office:value-type="float" office:value="9.5">
            <text:p>9.50</text:p>
          </table:table-cell>
          <table:table-cell table:number-columns-repeated="1022"/>
        </table:table-row>
        <table:table-row table:style-name="ro2">
          <table:table-cell office:value-type="string">
            <text:p>Transmitted Power at max received power</text:p>
          </table:table-cell>
          <table:table-cell table:style-name="Result" table:formula="of:=[.B6]*[.B15]" office:value-type="float" office:value="34.0566037735849">
            <text:p>34.06</text:p>
          </table:table-cell>
          <table:table-cell table:number-columns-repeated="1022"/>
        </table:table-row>
        <table:table-row table:style-name="ro9">
          <table:table-cell/>
          <table:table-cell table:style-name="Title" table:number-columns-repeated="1023"/>
        </table:table-row>
        <table:table-row table:style-name="ro10">
          <table:table-cell table:style-name="ce2" office:value-type="string">
            <text:p>Point Of Load Info</text:p>
          </table:table-cell>
          <table:table-cell/>
          <table:table-cell table:style-name="Title" table:number-columns-repeated="1022"/>
        </table:table-row>
        <table:table-row table:style-name="ro6">
          <table:table-cell table:style-name="ce3" office:value-type="string">
            <text:p>Total Static Quiescent Loading(mA)</text:p>
          </table:table-cell>
          <table:table-cell table:style-name="Input" office:value-type="float" office:value="25">
            <text:p>25.000000</text:p>
          </table:table-cell>
          <table:table-cell table:number-columns-repeated="1022"/>
        </table:table-row>
        <table:table-row table:style-name="ro2">
          <table:table-cell office:value-type="string">
            <text:p>DC-DC converter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 office:value-type="string">
            <text:p>Overall Efficiency</text:p>
          </table:table-cell>
          <table:table-cell table:style-name="Result" table:formula="of:=[.B23]/[.B17]" office:value-type="float" office:value="0.345118421052632">
            <text:p>0.35</text:p>
          </table:table-cell>
          <table:table-cell table:number-columns-repeated="1022"/>
        </table:table-row>
        <table:table-row table:style-name="ro2">
          <table:table-cell office:value-type="string">
            <text:p>Usable Power(W)</text:p>
          </table:table-cell>
          <table:table-cell table:style-name="Result" table:formula="of:=[.B21]*([.B11]-(([.B20]/1000)*[.B16]))" office:value-type="float" office:value="11.7535613207547">
            <text:p>11.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Heading" office:value-type="string">
            <text:p>Battery Runtim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Battery Size(Ah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Amp-Hours</text:p>
          </table:table-cell>
          <table:table-cell table:number-columns-repeated="1021"/>
        </table:table-row>
        <table:table-row table:style-name="ro2">
          <table:table-cell office:value-type="string">
            <text:p>Battery Voltage(V)</text:p>
          </table:table-cell>
          <table:table-cell table:style-name="Input" office:value-type="float" office:value="11">
            <text:p>1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Output Voltage(V)</text:p>
          </table:table-cell>
          <table:table-cell table:style-name="Input" office:value-type="float" office:value="24">
            <text:p>24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Load(mA)</text:p>
          </table:table-cell>
          <table:table-cell table:style-name="Input" office:value-type="float" office:value="5000">
            <text:p>5,0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onversion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Battery Total Watt-Hours at 70% Discharge</text:p>
          </table:table-cell>
          <table:table-cell table:style-name="Result" table:formula="of:=([.B27]*0.7)*[.B28]" office:value-type="float" office:value="770">
            <text:p>770.00</text:p>
          </table:table-cell>
          <table:table-cell table:style-name="ce1" office:value-type="string">
            <text:p>Watt-Hours</text:p>
          </table:table-cell>
          <table:table-cell table:style-name="Title" table:number-columns-repeated="1021"/>
        </table:table-row>
        <table:table-row table:style-name="ro2">
          <table:table-cell office:value-type="string">
            <text:p>Load Total Watts after overhead</text:p>
          </table:table-cell>
          <table:table-cell table:style-name="Result" table:formula="of:=(1/[.B31])*([.B30]/1000)*[.B29]" office:value-type="float" office:value="171.428571428571">
            <text:p>171.43</text:p>
          </table:table-cell>
          <table:table-cell table:style-name="ce1"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stimated Runtime(minutes)</text:p>
          </table:table-cell>
          <table:table-cell table:style-name="Result" table:formula="of:=[.B36]*60" office:value-type="float" office:value="269.5">
            <text:p>269.50</text:p>
          </table:table-cell>
          <table:table-cell office:value-type="string">
            <text:p>Minutes</text:p>
          </table:table-cell>
          <table:table-cell table:number-columns-repeated="1021"/>
        </table:table-row>
        <table:table-row table:style-name="ro2">
          <table:table-cell office:value-type="string">
            <text:p>Estimated Runtime(Hours)</text:p>
          </table:table-cell>
          <table:table-cell table:style-name="Result" table:formula="of:=[.B33]/[.B34]" office:value-type="float" office:value="4.49166666666667">
            <text:p>4.49</text:p>
          </table:table-cell>
          <table:table-cell office:value-type="string">
            <text:p>Hours</text:p>
          </table:table-cell>
          <table:table-cell table:number-columns-repeated="1021"/>
        </table:table-row>
        <table:table-row table:style-name="ro2">
          <table:table-cell office:value-type="string">
            <text:p>Estimated Runtime(Days)</text:p>
          </table:table-cell>
          <table:table-cell table:style-name="Result" table:formula="of:=[.B36]/24" office:value-type="float" office:value="0.187152777777778">
            <text:p>0.19</text:p>
          </table:table-cell>
          <table:table-cell office:value-type="string">
            <text:p>Days</text:p>
          </table:table-cell>
          <table:table-cell table:number-columns-repeated="1021"/>
        </table:table-row>
        <table:table-row table:style-name="ro2">
          <table:table-cell table:style-name="ce1" table:number-columns-repeated="3"/>
          <table:table-cell table:number-columns-repeated="1021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>
          <table:table-cell table:style-name="Default"/>
          <table:table-cell table:number-columns-repeated="2"/>
          <table:table-cell table:style-name="Title" table:number-columns-repeated="1021"/>
        </table:table-row>
      </table:table>
      <table:table table:name="Serial Data" table:style-name="ta1" table:protected="true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Heading" office:value-type="string">
            <text:p>UART Overhea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Your data rate(Bytes per second)</text:p>
          </table:table-cell>
          <table:table-cell table:style-name="Input" office:value-type="float" office:value="32">
            <text:p>32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ual Rate Over Wire(Baud)</text:p>
          </table:table-cell>
          <table:table-cell table:style-name="Result" table:formula="of:=[.B3]*(8+(MAX([.B4];1)+[.B5]+1))" office:value-type="float" office:value="320">
            <text:p>3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Heading" office:value-type="string">
            <text:p>UART Usable Rat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ART speed(Baud)</text:p>
          </table:table-cell>
          <table:table-cell table:style-name="Input" office:value-type="float" office:value="10000">
            <text:p>10,000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sable Rate(bytes/sec)</text:p>
          </table:table-cell>
          <table:table-cell table:style-name="Result" table:formula="of:=[.B11]/(8+MAX([.B12];1)+[.B13]+1)" office:value-type="float" office:value="1000">
            <text:p>1,000.00</text:p>
          </table:table-cell>
        </table:table-row>
      </table:table>
      <table:table table:name="Radio" table:style-name="ta1" table:protected="true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Heading" office:value-type="string">
            <office:annotation draw:style-name="gr10" draw:text-style-name="P1" svg:width="3.5594in" svg:height="1.4748in" svg:x="5.4713in" svg:y="0in" draw:caption-point-x="-0.2402in" draw:caption-point-y="0.0043in">
              <dc:creator>DB</dc:creator>
              <dc:date>2013-01-26T00:00:00</dc:date>
              <text:p text:style-name="P1"><text:span text:style-name="T1">This is a simple Friis equation calculator and as such gives a very incomplete picture of what a real system will do.</text:span></text:p>
            </office:annotation>
            <text:p>Path Loss Between Transmitter And Reciev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ransmitted Power(dBm)</text:p>
          </table:table-cell>
          <table:table-cell table:style-name="Input" office:value-type="float" office:value="10">
            <text:p>10.000000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Transmit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Receiving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Distance(m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ower at Reciever(dBm)</text:p>
          </table:table-cell>
          <table:table-cell table:style-name="Result" table:formula="of:=[.B3]+[.B5]+[.B6]+(20*(     LOG([.B10]/(4*[.B17]*[.B7]);10) ))" office:value-type="float" office:value="-32.4477410470986">
            <text:p>-32.45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Wavelength of your frequency</text:p>
          </table:table-cell>
          <table:table-cell table:style-name="Result" table:formula="of:=[.B15]/([.B4]*1000000)" office:value-type="float" office:value="2.99792">
            <text:p>3.00</text:p>
          </table:table-cell>
          <table:table-cell office:value-type="string">
            <text:p>m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Heading" office:value-type="string">
            <text:p>Useful Constants</text:p>
          </table:table-cell>
          <table:table-cell table:number-columns-repeated="2"/>
        </table:table-row>
        <table:table-row table:style-name="ro2">
          <table:table-cell office:value-type="string">
            <text:p>Speed of Light(Meters Per Second)</text:p>
          </table:table-cell>
          <table:table-cell table:style-name="Constant" office:value-type="float" office:value="299792000">
            <text:p>299792000.00</text:p>
          </table:table-cell>
          <table:table-cell/>
        </table:table-row>
        <table:table-row table:style-name="ro2">
          <table:table-cell office:value-type="string">
            <text:p>Gain of a Monopole Antenna(dB)</text:p>
          </table:table-cell>
          <table:table-cell table:style-name="Constant" office:value-type="float" office:value="5.18">
            <text:p>5.18</text:p>
          </table:table-cell>
          <table:table-cell/>
        </table:table-row>
        <table:table-row table:style-name="ro2">
          <table:table-cell office:value-type="string">
            <text:p>pi</text:p>
          </table:table-cell>
          <table:table-cell table:style-name="Constant" office:value-type="float" office:value="3.1415726">
            <text:p>3.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Wavelenth to Frequenc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Your Wavelength(meters)</text:p>
          </table:table-cell>
          <table:table-cell table:style-name="Input" office:value-type="float" office:value="0.01">
            <text:p>0.01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Result" table:formula="of:=([.B15]/[.B21])/1000000" office:value-type="float" office:value="29979.2">
            <text:p>29,979.2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Frequency(KHz)</text:p>
          </table:table-cell>
          <table:table-cell table:style-name="Result" table:formula="of:=([.B15]/[.B21])/1000" office:value-type="float" office:value="29979200">
            <text:p>29,979,200.00</text:p>
          </table:table-cell>
          <table:table-cell office:value-type="string">
            <text:p>Khz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Frequency to Wavelengt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27">
            <text:p>27.000000</text:p>
          </table:table-cell>
          <table:table-cell office:value-type="string">
            <text:p>M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avelength(meters)</text:p>
          </table:table-cell>
          <table:table-cell table:style-name="Result" table:formula="of:=([.B15]/([.B28]*1000000))" office:value-type="float" office:value="11.1034074074074">
            <text:p>11.10</text:p>
          </table:table-cell>
          <table:table-cell office:value-type="string">
            <text:p>m</text:p>
          </table:table-cell>
        </table:table-row>
      </table:table>
      <table:table table:name="License" table:style-name="ta1" table:protected="true" table:print="false">
        <table:table-column table:style-name="co10" table:default-cell-style-name="Default"/>
        <table:table-row table:style-name="ro3">
          <table:table-cell office:value-type="string">
            <text:p>This work is licensed under a Creative Commons Attribution 3.0 Unported License.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All sheets are protected with no password only for <text:span text:style-name="T3">convenienc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Not responsible for inaccurate calculation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 number:grouping="true"/>
    </number:number-style>
    <number:number-style style:name="N118">
      <number:number number:decimal-places="1" number:min-integer-digits="1"/>
    </number:number-style>
    <number:number-style style:name="N119">
      <number:number number:decimal-places="0" number:min-integer-digits="0" number:grouping="true"/>
    </number:number-style>
    <number:number-style style:name="N120">
      <number:number number:decimal-places="7" number:min-integer-digits="1" number:grouping="true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able-cell-properties fo:background-color="#94bd5e" style:cell-protect="none" style:print-content="true"/>
      <style:text-properties style:font-name-asian="Microsoft YaHei" style:font-name-complex="Mangal"/>
    </style:style>
    <style:style style:name="Result" style:family="table-cell" style:parent-style-name="Default" style:data-style-name="N4">
      <style:table-cell-properties fo:background-color="#99ccff" style:cell-protect="protected" style:print-content="true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cell-protect="protected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 style:data-style-name="N117">
      <style:table-cell-properties fo:background-color="#cccc00"/>
    </style:style>
    <style:style style:name="Title" style:family="table-cell" style:parent-style-name="Default">
      <style:table-cell-properties style:cell-protect="protected" style:print-content="true"/>
    </style:style>
    <style:style style:name="H2" style:family="table-cell" style:parent-style-name="Title">
      <style:text-properties fo:font-size="12pt" fo:font-style="italic"/>
    </style:style>
    <style:style style:name="Untitled1" style:family="table-cell" style:parent-style-name="H2">
      <style:text-properties fo:font-size="13pt"/>
    </style:style>
    <style:style style:name="Constant" style:family="table-cell" style:parent-style-name="Default" style:data-style-name="N2">
      <style:table-cell-properties fo:background-color="#c0c0c0" style:cell-protect="protected" style:print-content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3/20/2013</text:date>, <text:time>03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lack</meta:initial-creator>
    <meta:creation-date>2013-01-24T23:04:56</meta:creation-date>
    <dc:date>2013-03-20T03:57:39.87</dc:date>
    <dc:creator>Daniel Black</dc:creator>
    <meta:editing-duration>P6DT3H56M53S</meta:editing-duration>
    <meta:editing-cycles>16</meta:editing-cycles>
    <meta:generator>OpenOffice.org/3.3$Win32 OpenOffice.org_project/330m20$Build-9567</meta:generator>
    <meta:document-statistic meta:table-count="5" meta:cell-count="249" meta:object-count="0"/>
  </office:meta>
</office:document-meta>
</file>